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18cm" svg:height="0.787cm" draw:transform="skewX (-0.000523598775598299) rotate (-1.55299396842455) translate (4.03069414796141cm 3.3736182325633cm)" svg:viewBox="0 0 4519 788" svg:d="M119 702c341 30 1180 73 1901 85 718 6 2090-28 2464-33 128 3-133-689-242-710-325-17-1052 108-1888 116-838 12-1908-118-2287-160-131-7-46 691 52 702z">
          <text:p/>
        </draw:path>
        <draw:path draw:style-name="gr1" draw:text-style-name="P1" draw:layer="layout" svg:width="4.124cm" svg:height="3.389cm" draw:transform="rotate (-2.21028496472562) translate (8.5476707703945cm 4.89706730817079cm)" svg:viewBox="0 0 4125 3390" svg:d="M111 3026c477 21 499-21 1396 106 893 128 1106 218 1585 255 478 36 1140-310 1018-872-211-974-296-2236-301-2395-4-160-940-196-898 118 43 315 361 2010 382 2340 22 328-55 287-960 103-904-179-1493-271-2095-320-200 7-350 655-127 665z">
          <text:p/>
        </draw:path>
        <draw:path draw:style-name="gr1" draw:text-style-name="P1" draw:layer="layout" svg:width="0.902cm" svg:height="0.66cm" draw:transform="skewX (0.00244346095279198) rotate (-2.15652882376419) translate (4.1588895804584cm 3.42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4.18762447873229cm 7.5907947751290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6.8384578120657cm 7.23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6.83282444043709cm 3.1994484371656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94cm" svg:height="1.644cm" svg:x="4.201cm" svg:y="7.669cm" svg:viewBox="0 0 995 1645" svg:d="M995 139c-9 270-266 1200-437 1433-171 232-619-149-551-358 137-283 272-760 282-967 10-208 715-378 706-108z">
          <text:p/>
        </draw:path>
        <draw:path draw:style-name="gr1" draw:text-style-name="P1" draw:layer="layout" svg:width="0.903cm" svg:height="0.66cm" draw:transform="skewX (0.00122173047639605) rotate (-2.15652882376419) translate (5.3227069715421cm 7.781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5.0256577737705cm 8.84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52:51.576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